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</office:automatic-styles>
  <office:body>
    <office:text>
      <text:p text:style-name="P1"><text:span text:style-name="T1">HTTP URL Specifications</text:span></text:p>
      <text:p text:style-name="P1"><text:span text:style-name="T2">The AppLib library must be able to download and install applications and their dependencies from any AppTools repository.<text:s text:c="2"/>Therefore, this set of specifications defines what HTTP URLs the AppServer must handle and what URLs the AppLib library can use.</text:span></text:p>
      <text:p text:style-name="P1"><text:span text:style-name="T2">Preceding each URL specification can be any valid HTTP address (including path components such as folders) on any port, as long as the server responds using HTTP 1.1.</text:span></text:p>
      <text:p text:style-name="P1"><text:span text:style-name="T3">/query?name=&lt;appname&gt;&amp;recursion=&lt;depmode&gt;[&amp;level=&lt;level&gt;]</text:span></text:p>
      <text:p text:style-name="P1"><text:span text:style-name="T4">Searches the repository for the specified application &lt;appname&gt;.<text:s text:c="2"/>The &lt;depmode&gt; field indicates what kind of dependency information to include alongside the response, and can be one of four options:</text:span></text:p>
      <text:list text:style-name="L2">
        <text:list-item>
          <text:p text:style-name="P2"><text:span text:style-name="T4">none - Indicates that no dependency information should be provided.</text:span></text:p>
        </text:list-item>
        <text:list-item>
          <text:p text:style-name="P2"><text:span text:style-name="T4">self - Indicates that only a list of dependency names should be provided (dependencies of the application).</text:span></text:p>
        </text:list-item>
        <text:list-item>
          <text:p text:style-name="P2"><text:span text:style-name="T4">deps - Indicates that full dependency information should be provided alongside the application information.<text:s text:c="2"/>This includes architecture and version availability of the dependencies.</text:span></text:p>
        </text:list-item>
        <text:list-item>
          <text:p text:style-name="P2"><text:span text:style-name="T4">depsdeps - Indicates that full dependency information should be provided, as well as full information of any dependencies of dependencies.<text:s text:c="2"/>The number of times that dependencies should be recursived is specified by the &lt;level&gt; parameter (ignored if not using this option).<text:s text:c="2"/>A numerical value of 0 for the &lt;level&gt; parameter indicates infinite recursion.</text:span></text:p>
        </text:list-item>
      </text:list>
      <text:p text:style-name="P3"><text:span text:style-name="T5"/></text:p>
      <text:p text:style-name="P3"><text:span text:style-name="T6">If full information on a dependency is already included in a response, it should not be included again (nor should that dependency be recursed a second time).</text:span></text:p>
      <text:p text:style-name="P3"><text:span text:style-name="T7"/></text:p>
      <text:p text:style-name="P3"><text:span text:style-name="T8">See the attached ApplicationInfo.xml document for the format in which the /query URL returns it's information (it uses the same format as the ApplicationInfo.xml files stored within packages).</text:span></text:p>
      <text:p text:style-name="P3"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